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3" svg:font-family="Calibri, sans-serif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2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2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2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2" fo:font-size="24pt" fo:font-weight="bold" officeooo:rsid="0018c82d" officeooo:paragraph-rsid="0018c82d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2" fo:font-size="24pt" fo:font-weight="normal" officeooo:rsid="001514ac" officeooo:paragraph-rsid="001514ac" style:font-size-asian="24pt" style:font-weight-asian="normal" style:font-size-complex="24pt" style:font-weight-complex="normal"/>
    </style:style>
    <style:style style:name="P8" style:family="paragraph" style:parent-style-name="Standard">
      <style:text-properties fo:text-transform="uppercase" fo:color="#336633" style:font-name="Calibri2" fo:font-size="24pt" fo:font-weight="normal" officeooo:rsid="001514ac" officeooo:paragraph-rsid="00182553" style:font-size-asian="24pt" style:font-weight-asian="normal" style:font-size-complex="24pt" style:font-weight-complex="normal"/>
    </style:style>
    <style:style style:name="P9" style:family="paragraph" style:parent-style-name="Text_20_body">
      <style:text-properties style:text-underline-style="none" fo:font-weight="normal" officeooo:rsid="001985b7" officeooo:paragraph-rsid="001985b7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1985b7" officeooo:paragraph-rsid="00359276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19155b" officeooo:paragraph-rsid="00359276" style:font-weight-asian="normal" style:font-weight-complex="normal"/>
    </style:style>
    <style:style style:name="P12" style:family="paragraph" style:parent-style-name="Text_20_body">
      <style:text-properties style:use-window-font-color="true" officeooo:rsid="002f3d47" officeooo:paragraph-rsid="002f3d47"/>
    </style:style>
    <style:style style:name="P13" style:family="paragraph" style:parent-style-name="Text_20_body">
      <style:text-properties fo:color="#336633" fo:font-size="14pt" officeooo:paragraph-rsid="0018c2c8" style:font-size-asian="14pt" style:font-size-complex="14pt"/>
    </style:style>
    <style:style style:name="P14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2" fo:font-size="12pt" fo:font-style="normal" style:text-underline-style="none" fo:font-weight="normal" officeooo:rsid="000779a9" officeooo:paragraph-rsid="001f306a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1f306a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etter-spacing="-0.0055in" fo:language="zxx" fo:country="none" fo:font-style="normal" style:text-underline-style="none" fo:font-weight="normal" officeooo:rsid="000e633a" officeooo:paragraph-rsid="001f306a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officeooo:paragraph-rsid="001f306a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1f306a"/>
    </style:style>
    <style:style style:name="P19" style:family="paragraph" style:parent-style-name="Text_20_body">
      <style:paragraph-properties fo:margin-top="0.0398in" fo:margin-bottom="0.0398in" loext:contextual-spacing="false" fo:line-height="100%" fo:text-align="end" style:justify-single-word="false"/>
      <style:text-properties style:font-name="Calibri2" fo:font-size="12pt" style:font-size-asian="12pt" style:font-size-complex="12pt"/>
    </style:style>
    <style:style style:name="P20" style:family="paragraph" style:parent-style-name="Standard">
      <style:paragraph-properties fo:margin-left="0in" fo:margin-right="0.2807in" fo:margin-top="0.0398in" fo:margin-bottom="0.0398in" loext:contextual-spacing="false" fo:line-height="100%" fo:text-align="justify" style:justify-single-word="false" fo:text-indent="0in" style:auto-text-indent="false" style:writing-mode="lr-tb"/>
      <style:text-properties officeooo:paragraph-rsid="002bad9f"/>
    </style:style>
    <style:style style:name="P21" style:family="paragraph" style:parent-style-name="Text_20_body">
      <style:paragraph-properties fo:margin-left="0in" fo:margin-right="0in" fo:margin-top="0.0201in" fo:margin-bottom="0.0201in" loext:contextual-spacing="false" fo:text-indent="0in" style:auto-text-indent="false"/>
    </style:style>
    <style:style style:name="P22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Heading_20_1">
      <style:paragraph-properties fo:margin-top="0.1in" fo:margin-bottom="0.1in" loext:contextual-spacing="false"/>
    </style:style>
    <style:style style:name="P25" style:family="paragraph" style:parent-style-name="Heading_20_1">
      <style:paragraph-properties fo:margin-top="0.1in" fo:margin-bottom="0.1in" loext:contextual-spacing="false"/>
      <style:text-properties officeooo:rsid="0018c82d" officeooo:paragraph-rsid="0018c82d"/>
    </style:style>
    <style:style style:name="P26" style:family="paragraph" style:parent-style-name="Text_20_body" style:list-style-name="L1">
      <style:paragraph-properties fo:margin-top="0.0201in" fo:margin-bottom="0.0201in" loext:contextual-spacing="false"/>
    </style:style>
    <style:style style:name="P27" style:family="paragraph" style:parent-style-name="Text_20_body" style:list-style-name="L1">
      <style:paragraph-properties fo:margin-top="0.0201in" fo:margin-bottom="0.0201in" loext:contextual-spacing="false"/>
      <style:text-properties officeooo:rsid="002f3d47" officeooo:paragraph-rsid="002f3d47"/>
    </style:style>
    <style:style style:name="P28" style:family="paragraph" style:parent-style-name="Text_20_body" style:list-style-name="L3">
      <style:paragraph-properties fo:margin-top="0.0201in" fo:margin-bottom="0.0201in" loext:contextual-spacing="false"/>
      <style:text-properties style:use-window-font-color="true" officeooo:rsid="00330fe9" officeooo:paragraph-rsid="00330fe9"/>
    </style:style>
    <style:style style:name="P29" style:family="paragraph" style:parent-style-name="Text_20_body" style:list-style-name="L3">
      <style:paragraph-properties fo:margin-top="0.0201in" fo:margin-bottom="0.0201in" loext:contextual-spacing="false"/>
      <style:text-properties style:use-window-font-color="true" officeooo:rsid="0034e1da" officeooo:paragraph-rsid="0034e1da"/>
    </style:style>
    <style:style style:name="P30" style:family="paragraph" style:parent-style-name="Text_20_body" style:list-style-name="L3">
      <style:paragraph-properties fo:margin-top="0.0201in" fo:margin-bottom="0.0201in" loext:contextual-spacing="false"/>
      <style:text-properties style:use-window-font-color="true" officeooo:rsid="0030b87f" officeooo:paragraph-rsid="0030b87f"/>
    </style:style>
    <style:style style:name="P31" style:family="paragraph" style:parent-style-name="Text_20_body" style:list-style-name="L3">
      <style:paragraph-properties fo:margin-top="0.0201in" fo:margin-bottom="0.0201in" loext:contextual-spacing="false"/>
      <style:text-properties style:use-window-font-color="true"/>
    </style:style>
    <style:style style:name="P32" style:family="paragraph" style:parent-style-name="Text_20_body" style:list-style-name="L3">
      <style:paragraph-properties fo:margin-top="0.0201in" fo:margin-bottom="0.0201in" loext:contextual-spacing="false"/>
      <style:text-properties style:use-window-font-color="true" officeooo:rsid="0037d625" officeooo:paragraph-rsid="0037d625"/>
    </style:style>
    <style:style style:name="P33" style:family="paragraph" style:parent-style-name="Text_20_body" style:list-style-name="L1">
      <style:paragraph-properties fo:margin-left="0in" fo:margin-right="0in" fo:margin-top="0.0201in" fo:margin-bottom="0.0201in" loext:contextual-spacing="false" fo:text-indent="0in" style:auto-text-indent="false"/>
    </style:style>
    <style:style style:name="P34" style:family="paragraph" style:parent-style-name="Text_20_body" style:list-style-name="L2">
      <style:paragraph-properties fo:margin-left="0in" fo:margin-right="0in" fo:margin-top="0.0201in" fo:margin-bottom="0.0201in" loext:contextual-spacing="false" fo:text-indent="0in" style:auto-text-indent="false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18c82d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DejaVu Sans" fo:font-size="10pt" style:text-underline-style="none" fo:font-weight="normal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font-name="Calibri3" fo:font-size="12pt" fo:font-style="normal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style:font-name="Calibri3" fo:font-size="12pt" fo:font-style="normal" style:text-underline-style="none" fo:font-weight="normal" officeooo:rsid="00321c34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80" style:font-name="Calibri1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3" style:family="text">
      <style:text-properties officeooo:rsid="0018c82d"/>
    </style:style>
    <style:style style:name="T14" style:family="text">
      <style:text-properties style:font-name="DejaVu Sans" fo:font-size="10pt" fo:font-weight="normal" style:font-size-asian="10pt" style:font-size-complex="10pt"/>
    </style:style>
    <style:style style:name="T15" style:family="text">
      <style:text-properties fo:color="#000080" style:font-name="Calibri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6" style:family="text">
      <style:text-properties officeooo:rsid="000e633a"/>
    </style:style>
    <style:style style:name="T17" style:family="text">
      <style:text-properties fo:letter-spacing="-0.0055in" officeooo:rsid="000e633a"/>
    </style:style>
    <style:style style:name="T18" style:family="text">
      <style:text-properties fo:letter-spacing="-0.0047in" officeooo:rsid="000e633a"/>
    </style:style>
    <style:style style:name="T19" style:family="text">
      <style:text-properties style:font-name="Calibri1"/>
    </style:style>
    <style:style style:name="T20" style:family="text">
      <style:text-properties style:font-name="Calibri1" officeooo:rsid="000c4f42"/>
    </style:style>
    <style:style style:name="T21" style:family="text">
      <style:text-properties officeooo:rsid="0026cb96"/>
    </style:style>
    <style:style style:name="T22" style:family="text">
      <style:text-properties officeooo:rsid="002f3d47"/>
    </style:style>
    <style:style style:name="T23" style:family="text">
      <style:text-properties officeooo:rsid="00341033"/>
    </style:style>
    <style:style style:name="T24" style:family="text">
      <style:text-properties officeooo:rsid="00359276"/>
    </style:style>
    <style:style style:name="T25" style:family="text">
      <style:text-properties fo:font-weight="bold" officeooo:rsid="00359276" style:font-weight-asian="bold" style:font-weight-complex="bold"/>
    </style:style>
    <style:style style:name="T26" style:family="text">
      <style:text-properties officeooo:rsid="00361467"/>
    </style:style>
    <style:style style:name="T27" style:family="text">
      <style:text-properties officeooo:rsid="0037d625"/>
    </style:style>
    <style:style style:name="fr1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783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0.7811in" svg:y="6.6957in" svg:width="6.6965in" draw:z-index="1">
        <draw:text-box fo:min-height="0.8756in">
          <text:p text:style-name="P2"/>
          <text:p text:style-name="P3">PROGRAMACIÓN</text:p>
          <text:p text:style-name="P2">CFGS DAW</text:p>
        </draw:text-box>
      </draw:frame>
      <text:p text:style-name="P22"/>
      <text:p text:style-name="Standard"/>
      <text:p text:style-name="Standard"/>
      <text:p text:style-name="Standard"><draw:frame draw:style-name="fr2" draw:name="gráficos1" text:anchor-type="paragraph" svg:width="3.752in" svg:height="2.0591in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P5"><text:span text:style-name="T21">UNIDAD 2</text:span>.</text:p>
      <text:p text:style-name="P6">DIAGRAMAS DE FLUJO</text:p>
      <text:p text:style-name="P8">RECOMENDACIONES DE ESTUDIO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P15">Autor<text:span text:style-name="T16">es: Carlos </text:span><text:span text:style-name="T17">Cacho y <text:s/>Raquel </text:span><text:span text:style-name="T18">Torres</text:span></text:p>
      <text:p text:style-name="P15">Revisado por:</text:p>
      <text:p text:style-name="P18"><text:span text:style-name="T9">Lionel <text:s/>Tarazon - <text:s/></text:span><text:a xlink:type="simple" xlink:href="mailto:lionel.tarazon@ceedcv.es" text:style-name="Internet_20_link" text:visited-style-name="Visited_20_Internet_20_Link"><text:span text:style-name="T12">lionel.tarazon@ceedcv.es</text:span></text:a></text:p>
      <text:p text:style-name="P14"><text:span text:style-name="T19">F</text:span><text:span text:style-name="T20">co.</text:span><text:span text:style-name="T19"> Javier Valero – </text:span><text:a xlink:type="simple" xlink:href="mailto:franciscojavier.valero@ceedcv.es" text:style-name="Internet_20_link" text:visited-style-name="Visited_20_Internet_20_Link"><text:span text:style-name="T15">franciscojavier.valero@ceedcv.es</text:span></text:a></text:p>
      <text:p text:style-name="P17"/>
      <text:p text:style-name="P16">2019/2020</text:p>
      <text:p text:style-name="P19"/>
      <text:p text:style-name="P23"/>
      <text:p text:style-name="Standard"/>
      <text:p text:style-name="Titulo">UD0<text:span text:style-name="T13">2</text:span>. <text:span text:style-name="T13">DIAGRAMA DE FLUJO</text:span></text:p>
      <text:h text:style-name="P25" text:outline-level="1">Conocimientos previos</text:h>
      <text:p text:style-name="Text_20_body">En la primera unidad hemos visto y deberías saber:</text:p>
      <text:list xml:id="list588577214" text:style-name="L1">
        <text:list-item>
          <text:p text:style-name="P26">Los operadores <text:span text:style-name="T22">(aritméticos, relacionales, etc.)</text:span></text:p>
        </text:list-item>
        <text:list-item>
          <text:p text:style-name="P26">Escribir y evaluar expresiones.</text:p>
        </text:list-item>
        <text:list-item>
          <text:p text:style-name="P27">Introducción a la representación de algoritmos.</text:p>
          <text:p text:style-name="P33"/>
        </text:list-item>
      </text:list>
      <text:h text:style-name="P24" text:outline-level="1">Objetivo</text:h>
      <text:p text:style-name="P12">En esta unidad vamos a aprender a crear algoritmos utilizando diagramas de flujo (ordinogramas). Esto os permitirá desarrollar la capacidad de pensar de forma algorítmica y aplicarla para analizar y resolver problemas de programación.</text:p>
      <text:list xml:id="list3970846236" text:style-name="L2">
        <text:list-header>
          <text:p text:style-name="P34"/>
        </text:list-header>
      </text:list>
      <text:h text:style-name="P24" text:outline-level="1">Contenidos</text:h>
      <text:list xml:id="list3351938265" text:style-name="L3">
        <text:list-item>
          <text:p text:style-name="P28">Introducción.</text:p>
        </text:list-item>
        <text:list-item>
          <text:p text:style-name="P29">Instrucciones de inicio y fin.</text:p>
        </text:list-item>
        <text:list-item>
          <text:p text:style-name="P30">Instrucciones de procesado de información.</text:p>
        </text:list-item>
        <text:list-item>
          <text:p text:style-name="P30">Instrucciones de entrada y salida <text:span text:style-name="T23">de información.</text:span></text:p>
        </text:list-item>
        <text:list-item>
          <text:p text:style-name="P31"><text:span text:style-name="T24">Estructuras</text:span> <text:span text:style-name="T27">de control.</text:span></text:p>
        </text:list-item>
        <text:list-item>
          <text:p text:style-name="P32">Estructuras alternativas.</text:p>
        </text:list-item>
      </text:list>
      <text:p text:style-name="P21"/>
      <text:h text:style-name="P24" text:outline-level="1">Ejercicios y tareas</text:h>
      <text:p text:style-name="P11">Es importante leer atentamente los apuntes, <text:span text:style-name="T24">comprender los ejemplos y realizar</text:span> <text:span text:style-name="T24">todos</text:span> los ejercicios. <text:span text:style-name="T24">Como sabéis los ejercicios son voluntarios y no evaluables, pero es la única manera de aprender. Como veréis hay poca teoría y mucha práctica, porque </text:span><text:span text:style-name="T25">a programar se aprende programando</text:span><text:span text:style-name="T24">.</text:span></text:p>
      <text:p text:style-name="P10"/>
      <text:p text:style-name="P10"/>
      <text:p text:style-name="P9"/>
      <text:p text:style-name="P13">Licencia</text:p>
      <text:p text:style-name="P20"><draw:frame draw:style-name="fr3" draw:name="gráficos3" text:anchor-type="paragraph" svg:x="0in" svg:y="0.0618in" svg:width="0.7874in" svg:height="0.2756in" draw:z-index="2"><draw:image xlink:href="Pictures/1000000000000076000000292ACBDB4C24C8DCD5.png" xlink:type="simple" xlink:show="embed" xlink:actuate="onLoad" loext:mime-type="image/png"/></draw:frame><text:a xlink:type="simple" xlink:href="https://creativecommons.org/licenses/by-nc-sa/3.0/es/" text:style-name="Internet_20_link" text:visited-style-name="Visited_20_Internet_20_Link"><text:span text:style-name="T14">CC BY-NC-SA 3.0 ES</text:span></text:a><text:span text:style-name="T14"> </text:span><text:span text:style-name="T7">Reconocimiento – No Comercial – Compartir Igual (by-nc-sa)</text:span><text:span text:style-name="T8"> </text:span><text:span text:style-name="T5">No se permite un uso comercial de la obra original ni de las posibles obras derivadas, </text:span><text:span text:style-name="T6">la distribución de las cuales se debe hacer con una licencia igual a la que regula la obra original. </text:span><text:span text:style-name="T10">Esta es una obra derivada de la obra original </text:span><text:span text:style-name="T11">de</text:span><text:span text:style-name="T10"> Carlos Cacho y Raquel Tor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3" svg:font-family="Calibri, sans-serif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in" fo:margin-right="0in" fo:margin-top="0.1654in" fo:margin-bottom="0.2008in" loext:contextual-spacing="false" fo:text-indent="0in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256in" fo:margin-bottom="0.0984in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Texto_20_independiente_20_31" style:display-name="Texto independiente 31" style:family="paragraph" style:parent-style-name="Standard">
      <style:text-properties style:font-name="Bookman Old Style" fo:font-family="'Bookman Old Style'" style:font-family-generic="roman" style:font-pitch="variable" fo:font-size="20pt" style:font-size-asian="20pt" style:font-size-complex="1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18c82d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2</text:span><text:span text:style-name="MT2">. </text:span><text:span text:style-name="MT3">DIAGRAMAS DE FLUJO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GF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58:50.938915837</meta:creation-date>
    <meta:editing-duration>PT2H9M18S</meta:editing-duration>
    <meta:editing-cycles>28</meta:editing-cycles>
    <meta:generator>LibreOffice/6.2.0.3$Linux_X86_64 LibreOffice_project/98c6a8a1c6c7b144ce3cc729e34964b47ce25d62</meta:generator>
    <dc:title>Plantilla CEED (1)</dc:title>
    <dc:date>2019-09-29T01:29:53.091589567</dc:date>
    <dc:creator>Lionel Tarazón</dc:creator>
    <meta:document-statistic meta:table-count="0" meta:image-count="2" meta:object-count="0" meta:page-count="2" meta:paragraph-count="34" meta:word-count="257" meta:character-count="1686" meta:non-whitespace-character-count="1466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